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1pt" fo:font-style="normal" fo:text-shadow="none" style:text-underline-style="none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Books <text:span text:style-name="T6">Test Cases/Test Records</text:span><text:span text:style-name="T5"> </text:span><text:s/>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4">15/10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2">VBooks Test Cases/Test Records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Pavan Reddy, Sudhakar Reddy, Jaipal Reddy, Sarat, Shahid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VBooks <text:span text:style-name="T6">Test Cases/Test Records</text:span>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<text:span text:style-name="T4">VBooks Test Cases/Test Records</text:span><text:span text:style-name="T5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25:15</dc:date>
    <dc:creator>jaipal </dc:creator>
    <meta:editing-duration>PT1H30M19S</meta:editing-duration>
    <meta:editing-cycles>88</meta:editing-cycles>
    <meta:document-statistic meta:table-count="1" meta:image-count="1" meta:object-count="0" meta:page-count="1" meta:paragraph-count="15" meta:word-count="49" meta:character-count="362" meta:non-whitespace-character-count="313"/>
  </office:meta>
</office:document-meta>
</file>